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/>
    <style:style style:name="P19" style:parent-style-name="ListParagraph" style:family="paragraph"/>
    <style:style style:name="P20" style:parent-style-name="ListParagraph" style:family="paragraph"/>
    <style:style style:name="P21" style:parent-style-name="ListParagraph" style:family="paragraph"/>
    <style:style style:name="P22" style:parent-style-name="ListParagraph" style:family="paragraph"/>
    <style:style style:name="P23" style:parent-style-name="ListParagraph" style:family="paragraph"/>
    <style:style style:name="P24" style:parent-style-name="ListParagraph" style:family="paragraph"/>
    <style:style style:name="P25" style:parent-style-name="ListParagraph" style:family="paragraph"/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name="P32" style:parent-style-name="ListParagraph" style:family="paragraph"/>
    <style:style style:name="P33" style:parent-style-name="ListParagraph" style:family="paragraph"/>
    <style:style style:name="P34" style:parent-style-name="ListParagraph" style:family="paragraph"/>
    <style:style style:name="T35" style:parent-style-name="DefaultParagraphFont" style:family="text">
      <style:text-properties fo:font-weight="bold" style:font-weight-asian="bold"/>
    </style:style>
    <style:style style:name="P36" style:parent-style-name="ListParagraph" style:family="paragraph"/>
    <style:style style:name="T37" style:parent-style-name="DefaultParagraphFont" style:family="text">
      <style:text-properties fo:font-weight="bold" style:font-weight-asian="bold"/>
    </style:style>
    <style:style style:name="P38" style:parent-style-name="ListParagraph" style:family="paragraph"/>
    <style:style style:name="T39" style:parent-style-name="DefaultParagraphFont" style:family="text">
      <style:text-properties fo:font-weight="bold" style:font-weight-asian="bold"/>
    </style:style>
    <style:style style:name="P40" style:parent-style-name="ListParagraph" style:family="paragraph"/>
    <style:style style:name="T41" style:parent-style-name="DefaultParagraphFont" style:family="text">
      <style:text-properties fo:font-weight="bold" style:font-weight-asian="bold"/>
    </style:style>
    <style:style style:name="P42" style:parent-style-name="ListParagraph" style:family="paragraph"/>
    <style:style style:name="T43" style:parent-style-name="DefaultParagraphFont" style:family="text">
      <style:text-properties fo:font-weight="bold" style:font-weight-asian="bold"/>
    </style:style>
    <style:style style:name="P44" style:parent-style-name="ListParagraph" style:family="paragraph"/>
    <style:style style:name="T45" style:parent-style-name="DefaultParagraphFont" style:family="text">
      <style:text-properties fo:font-weight="bold" style:font-weight-asian="bold"/>
    </style:style>
    <style:style style:name="P46" style:parent-style-name="ListParagraph" style:family="paragraph"/>
    <style:style style:name="T47" style:parent-style-name="DefaultParagraphFont" style:family="text">
      <style:text-properties fo:font-weight="bold" style:font-weight-asian="bold"/>
    </style:style>
    <style:style style:name="P48" style:parent-style-name="ListParagraph" style:family="paragraph"/>
    <style:style style:name="T49" style:parent-style-name="DefaultParagraphFont" style:family="text">
      <style:text-properties fo:font-weight="bold" style:font-weight-asian="bold"/>
    </style:style>
    <style:style style:name="P50" style:parent-style-name="ListParagraph" style:family="paragraph"/>
    <style:style style:name="T51" style:parent-style-name="DefaultParagraphFont" style:family="text">
      <style:text-properties fo:font-weight="bold" style:font-weight-asian="bold"/>
    </style:style>
    <style:style style:name="P52" style:parent-style-name="ListParagraph" style:family="paragraph"/>
    <style:style style:name="T53" style:parent-style-name="DefaultParagraphFont" style:family="text">
      <style:text-properties fo:font-weight="bold" style:font-weight-asian="bold"/>
    </style:style>
    <style:style style:name="P54" style:parent-style-name="ListParagraph" style:family="paragraph"/>
    <style:style style:name="T55" style:parent-style-name="DefaultParagraphFont" style:family="text">
      <style:text-properties fo:font-weight="bold" style:font-weight-asian="bold"/>
    </style:style>
    <style:style style:name="P56" style:parent-style-name="ListParagraph" style:family="paragraph"/>
    <style:style style:name="T57" style:parent-style-name="DefaultParagraphFont" style:family="text">
      <style:text-properties fo:font-weight="bold" style:font-weight-asian="bold"/>
    </style:style>
    <style:style style:name="P58" style:parent-style-name="ListParagraph" style:family="paragraph"/>
    <style:style style:name="P59" style:parent-style-name="ListParagraph" style:family="paragraph"/>
    <style:style style:name="P60" style:parent-style-name="ListParagraph" style:family="paragraph"/>
    <style:style style:name="P61" style:parent-style-name="ListParagraph" style:family="paragraph"/>
    <style:style style:name="P62" style:parent-style-name="ListParagraph" style:family="paragraph"/>
    <style:style style:name="P63" style:parent-style-name="ListParagraph" style:family="paragraph"/>
    <style:style style:name="P64" style:parent-style-name="ListParagraph" style:family="paragraph"/>
    <style:style style:name="P65" style:parent-style-name="ListParagraph" style:family="paragraph"/>
    <style:style style:name="P66" style:parent-style-name="ListParagraph" style:family="paragraph"/>
  </office:automatic-styles>
  <office:body>
    <office:text text:use-soft-page-breaks="true">
      <text:p text:style-name="P1">Godehead</text:p>
      <text:p text:style-name="Normal">Team Godehead</text:p>
      <text:h text:style-name="Heading2" text:outline-level="2">Synopsis</text:h>
      <text:p text:style-name="Normal"/>
      <text:h text:style-name="Heading2" text:outline-level="2">Story</text:h>
      <text:p text:style-name="Normal"/>
      <text:h text:style-name="Heading2" text:outline-level="2">Characters</text:h>
      <text:p text:style-name="Normal"/>
      <text:h text:style-name="Heading2" text:outline-level="2">Stats</text:h>
      <text:list text:style-name="LFO1" text:continue-numbering="true">
        <text:list-item>
          <text:p text:style-name="P2">Hearts – Player starts with a maximum of 4 hearts (8 hitpoints). <text:s/>Each heart contains 2 segments. <text:s/>1 hitpoint = ½ heart.</text:p>
        </text:list-item>
        <text:list-item>
          <text:p text:style-name="P3">Heart orb – Consumed when the player’s HP reaches zero, or player uses it in the pause menu. <text:s/>The player can have up to 3 heart orbs. <text:s/>Heart<text:s/>orbs can be filled by hearts dropped by enemies if heart is full, or by DNA via the checkpoint store.</text:p>
        </text:list-item>
        <text:list-item>
          <text:p text:style-name="P4">DNA – Currency for buying upgrades, items. <text:s/>Dropped by enemies, found<text:s/>in containers.</text:p>
        </text:list-item>
      </text:list>
      <text:h text:style-name="Heading2" text:outline-level="2">Controls</text:h>
      <text:list text:style-name="LFO2" text:continue-numbering="true">
        <text:list-item>
          <text:p text:style-name="P5">Left/Right – move. <text:s/>Wall-hang by pressing a direction<text:s/>towards the wall.</text:p>
        </text:list-item>
        <text:list-item>
          <text:p text:style-name="P6">Up/Down/Left/Right – aiming.</text:p>
        </text:list-item>
        <text:list-item>
          <text:p text:style-name="P7">Z – Jump. <text:s/>Wall-jump while wall-hanging. <text:s/>Slide while on ground by holding the down button.</text:p>
        </text:list-item>
        <text:list-item>
          <text:p text:style-name="P8">X – Primary. <text:s/>This is the attack button.</text:p>
        </text:list-item>
        <text:list-item>
          <text:p text:style-name="P9">C – Slide.</text:p>
        </text:list-item>
        <text:list-item>
          <text:p text:style-name="P10">A – Switch to previous Elemental.</text:p>
        </text:list-item>
        <text:list-item>
          <text:p text:style-name="P11">S – Switch to next Elemental.</text:p>
        </text:list-item>
        <text:list-item>
          <text:p text:style-name="P12">Shift – Inventory/Pause</text:p>
        </text:list-item>
      </text:list>
      <text:h text:style-name="Heading2" text:outline-level="2">Elemental Powers</text:h>
      <text:p text:style-name="Normal">All elemental powers have 3 levels, the first being the default when you unlock the power. <text:s/>The last upgrade grants you a charged power-up. <text:s/></text:p>
      <text:p text:style-name="Normal">Charged power-up activates after X-seconds of not shooting.</text:p>
      <text:p text:style-name="Normal">Each element<text:s/>also has a rate of fire.</text:p>
      <text:p text:style-name="Normal"/>
      <text:h text:style-name="Heading3" text:outline-level="3">Fireball</text:h>
      <text:p text:style-name="Normal">Hold the primary button to shoot a volley of fire with slight varying angles. <text:s/>Can shoot upwards/downwards by pressing up/down. Has a limited distance.</text:p>
      <text:p text:style-name="Normal">Note: The fireball is the first element the player acquires.</text:p>
      <text:soft-page-break/>
      <text:p text:style-name="Normal">The fireball is great against flying enemies, or bio-enemies in general.</text:p>
      <text:p text:style-name="Normal">Certain enemies will react differently from fire:</text:p>
      <text:list text:style-name="LFO2" text:continue-numbering="true">
        <text:list-item>
          <text:p text:style-name="P13">Bio-enemies, upon death, will drop on the ground in agony as their flesh is consumed with flame.</text:p>
        </text:list-item>
        <text:list-item>
          <text:p text:style-name="P14">Slime-enemies are turned into walking balls<text:s/>of flaming doom. <text:s/>When they die, they explode.</text:p>
        </text:list-item>
        <text:list-item>
          <text:p text:style-name="P15">Hard-enemies will laugh at your futile attempt to harm them. <text:s/>Note: certain Hard-enemy types have a weak spot where they can be damaged by fire. (e.g. enemy with shield)</text:p>
        </text:list-item>
      </text:list>
      <text:p text:style-name="Normal"/>
      <text:h text:style-name="Heading4" text:outline-level="4">Upgrades</text:h>
      <text:list text:style-name="LFO2" text:continue-numbering="true">
        <text:list-item>
          <text:p text:style-name="P16">Upgrade 1: Increase size of fireball, greater damage.</text:p>
        </text:list-item>
        <text:list-item>
          <text:p text:style-name="P17">Upgrade 2: 1-second charge. <text:s/>A giant ball of flaming death is fired straight, engulfing those foolish enough to stand in its way. <text:s/>The flaming ball of death will explode upon impact with the wall or ground.</text:p>
        </text:list-item>
      </text:list>
      <text:p text:style-name="Normal"/>
      <text:h text:style-name="Heading3" text:outline-level="3">Earth</text:h>
      <text:p text:style-name="Normal">Hold the primary<text:s/>button to fire a bunch of bouncy angry boulders. <text:s/>The boulder will bounce around after X-seconds, then explode in a radius roughly its size.</text:p>
      <text:p text:style-name="Normal">The boulder is great for taking on clumps of enemies, or ground enemies if you are above.</text:p>
      <text:p text:style-name="Normal"/>
      <text:h text:style-name="Heading4" text:outline-level="4">Upgrades</text:h>
      <text:list text:style-name="LFO2" text:continue-numbering="true">
        <text:list-item>
          <text:p text:style-name="P18">Upgrade 1: Larger boulders. <text:s/>Upon explosion, boulder burst into 4 smaller boulders.</text:p>
        </text:list-item>
        <text:list-item>
          <text:p text:style-name="P19">Upgrade 2: 1.5 seconds charge. <text:s/>Four boulders emit from your body and will hover around you. <text:s/>Any enemies who are in close proximity will be chased by the boulder (note: only one boulder<text:s/>per enemy).</text:p>
        </text:list-item>
      </text:list>
      <text:p text:style-name="Normal"/>
      <text:h text:style-name="Heading3" text:outline-level="3">Water</text:h>
      <text:p text:style-name="Normal">Pressing the primary button will lunge the player forward with a tentacle in front. <text:s/>The nearest grab-able enemy/object towards the player’s facing direction will have a reticle displayed.</text:p>
      <text:p text:style-name="Normal">Once the enemy/object is hit by the tentacle, it<text:s/>will then helplessly sit on top of the player. <text:s/>The player can then press the primary button again to throw the enemy/object towards its facing direction.</text:p>
      <text:p text:style-name="Normal">Enemies/objects that are not grab-able will simply be hit by the tentacle. <text:s/>The player then bounces<text:s/>a short distance away.</text:p>
      <text:p text:style-name="Normal">Hanger - The tentacle can be used to grab unto hangers. <text:s/>Upon targeting the hanger, the player can lunge towards it, and then hang. <text:s/>Pressing jump, or fire will detach the player off the hanger.</text:p>
      <text:p text:style-name="Normal">The tentacle can also be used for reaching areas where you need a slight boost to move at either of the 4-directions.</text:p>
      <text:p text:style-name="Normal"/>
      <text:h text:style-name="Heading4" text:outline-level="4">Upgrades</text:h>
      <text:list text:style-name="LFO2" text:continue-numbering="true">
        <text:list-item>
          <text:p text:style-name="P20">Upgrade 1: Enemies explode upon impact, after being thrown.</text:p>
        </text:list-item>
      </text:list>
      <text:p text:style-name="Normal"/>
      <text:h text:style-name="Heading3" text:outline-level="3">Air</text:h>
      <text:p text:style-name="Normal">Shoot a ball of air straight, knocking everything that comes in its path: knock-able enemies,<text:s/>projectiles, objects.</text:p>
      <text:p text:style-name="Normal"/>
      <text:h text:style-name="Heading4" text:outline-level="4">Upgrades</text:h>
      <text:list text:style-name="LFO2" text:continue-numbering="true">
        <text:list-item>
          <text:p text:style-name="P21">Upgrade 1: Electricity spews out from the ball of air, electrocuting enemies in close proximity.</text:p>
        </text:list-item>
        <text:list-item>
          <text:p text:style-name="P22">Upgrade 2: 1.5 seconds charge. <text:s/>A giant vortex spawns next to the player. <text:s/>This vortex redirects anything within its radius to<text:s/>its center, including your own projectiles.</text:p>
        </text:list-item>
      </text:list>
      <text:p text:style-name="Normal"/>
      <text:h text:style-name="Heading2" text:outline-level="2">Checkpoint</text:h>
      <text:p text:style-name="Normal">Upon touching a checkpoint, the game saves the current progress. <text:s/>If the player interacts with the checkpoint (press UP), they can either choose to warp to a previously visited checkpoint, or buy upgrades.</text:p>
      <text:h text:style-name="Heading3" text:outline-level="3">Vendor</text:h>
      <text:list text:style-name="LFO2" text:continue-numbering="true">
        <text:list-item>
          <text:p text:style-name="P23">Heart-Up – Add one extra heart to player. <text:s/>Max: 4.</text:p>
        </text:list-item>
        <text:list-item>
          <text:p text:style-name="P24">Heart orb – Buy a pre-filled heart orb. Max: 3.</text:p>
        </text:list-item>
        <text:list-item>
          <text:p text:style-name="P25">Fire Upgrade – upgrade the fire element.</text:p>
        </text:list-item>
        <text:list-item>
          <text:p text:style-name="P26">Water Upgrade – upgrade the water element.</text:p>
        </text:list-item>
        <text:list-item>
          <text:p text:style-name="P27">Air Upgrade – upgrade the air element.</text:p>
        </text:list-item>
        <text:list-item>
          <text:p text:style-name="P28">Heart refill – refill<text:s/>all of your hearts, or any of your empty heart orb.<text:s/></text:p>
        </text:list-item>
      </text:list>
      <text:h text:style-name="Heading2" text:outline-level="2">Enemy Item Drops</text:h>
      <text:p text:style-name="Normal">Enemies have a chance to drop certain items when killed.</text:p>
      <text:list text:style-name="LFO2" text:continue-numbering="true">
        <text:list-item>
          <text:p text:style-name="P29">Heart – Fills one heart.</text:p>
        </text:list-item>
        <text:list-item>
          <text:p text:style-name="P30">2 Hearts – Fills two hearts.</text:p>
        </text:list-item>
        <text:list-item>
          <text:p text:style-name="P31">DNA – Drops X-value of DNA. <text:s/>Can vary in size: small, medium, large.</text:p>
        </text:list-item>
      </text:list>
      <text:h text:style-name="Heading2" text:outline-level="2">Level<text:s/>Items</text:h>
      <text:list text:style-name="LFO2" text:continue-numbering="true">
        <text:list-item>
          <text:p text:style-name="P32">Heart(s) – Fills X amount of hearts.</text:p>
        </text:list-item>
        <text:list-item>
          <text:p text:style-name="P33">Crystal – Destroy to drop DNA.</text:p>
        </text:list-item>
      </text:list>
      <text:soft-page-break/>
      <text:h text:style-name="Heading2" text:outline-level="2">Environments</text:h>
      <text:list text:style-name="LFO2" text:continue-numbering="true">
        <text:list-item>
          <text:p text:style-name="P34"><text:span text:style-name="T35">Water</text:span><text:s/>– Nullifies fire. <text:s/>Slows falling velocity. <text:s/>Rapidly press jump to “swim” upwards. <text:s/>Water also makes your bubble projectiles float up.</text:p>
        </text:list-item>
        <text:list-item>
          <text:p text:style-name="P36"><text:span text:style-name="T37">Blocks</text:span><text:s/>– Interactive: can be<text:s/>thrown (if small), or<text:s/>pushed.</text:p>
        </text:list-item>
        <text:list-item>
          <text:p text:style-name="P38"><text:span text:style-name="T39">Static blocks</text:span><text:s/>– can’t be moved at all. <text:s/>But can be destroyed by earth boulder explosion.</text:p>
        </text:list-item>
        <text:list-item>
          <text:p text:style-name="P40"><text:span text:style-name="T41">Explosive orb</text:span><text:s/>– explodes when hit by boulder or flame.<text:s text:c="2"/>Can be picked by water tentacle. <text:s/>When thrown, will explode on impact.</text:p>
        </text:list-item>
        <text:list-item>
          <text:p text:style-name="P42"><text:span text:style-name="T43">Jump pad</text:span><text:s/>– launches the player at a given direction.</text:p>
        </text:list-item>
        <text:list-item>
          <text:p text:style-name="P44"><text:span text:style-name="T45">Spikey things</text:span><text:s/>–<text:s/>Hurts the player by one heart.</text:p>
        </text:list-item>
        <text:list-item>
          <text:p text:style-name="P46"><text:span text:style-name="T47">Door</text:span><text:s/>– open<text:s/>and enter<text:s/>by pressing Up. <text:s/>Transports player to another<text:s/>scene.</text:p>
        </text:list-item>
        <text:list-item>
          <text:p text:style-name="P48"><text:span text:style-name="T49">Boss Door<text:s/></text:span>– enter by pressing Up. <text:s/>This is locked until you have inserted all the eye orb.</text:p>
        </text:list-item>
        <text:list-item>
          <text:p text:style-name="P50"><text:span text:style-name="T51">Switch</text:span><text:s/>– triggers a platform, can be triggered by blocks, or bubble.</text:p>
        </text:list-item>
        <text:list-item>
          <text:p text:style-name="P52"><text:span text:style-name="T53">Platform</text:span><text:s/>– moveable by waypoint. <text:s/>Can be activated by a switch.</text:p>
        </text:list-item>
        <text:list-item>
          <text:p text:style-name="P54"><text:span text:style-name="T55">Eye Orb</text:span><text:s/>– Collect and place inside each socket of the boss door. <text:s/>Once all eye orbs are collected, the boss door opens. <text:s/>Eye orbs follow you until you place them in the eye socket.</text:p>
        </text:list-item>
        <text:list-item>
          <text:p text:style-name="P56"><text:span text:style-name="T57">Eye Socket</text:span><text:s/>– Place eye orb here. <text:s/>If you are standing near an eye socket and you have an orb, it is automatically placed. <text:s/>Eye sockets have an outline that trails back to the boss door. <text:s/>When an orb is placed, the trail glows.</text:p>
        </text:list-item>
      </text:list>
      <text:p text:style-name="Normal"/>
      <text:h text:style-name="Heading2" text:outline-level="2">Enemies</text:h>
      <text:h text:style-name="Heading4" text:outline-level="4">Types</text:h>
      <text:p text:style-name="Normal">Bio, slime,<text:s/>hard.<text:s/></text:p>
      <text:h text:style-name="Heading2" text:outline-level="2">Bosses</text:h>
      <text:p text:style-name="Normal"/>
      <text:h text:style-name="Heading2" text:outline-level="2">Game Flow</text:h>
      <text:list text:style-name="LFO2" text:continue-numbering="true">
        <text:list-item>
          <text:p text:style-name="P58">Intro – brief introduction.</text:p>
        </text:list-item>
        <text:list-item>
          <text:p text:style-name="P59">Lab – teaches: movement, jumping, wall hanging/jumping, pushing stuff around. <text:s/>Also fleshing out relationship with the hero and the professor.</text:p>
        </text:list-item>
        <text:list-item>
          <text:p text:style-name="P60">Fire stage – teaches: checkpoint, boss door, simple enemy, spikes, DNA, eye orb, boss, acquiring power. <text:s/>Relatively short stage.</text:p>
        </text:list-item>
        <text:list-item>
          <text:p text:style-name="P61">Central Hub – shows the 3 other “gateway” stages, explain why player needs to obtain all four elements.</text:p>
        </text:list-item>
        <text:list-item>
          <text:p text:style-name="P62">Earth stage – find eye orbs, open boss door, beat boss, acquire power, return to<text:s/>central hub.</text:p>
        </text:list-item>
        <text:list-item>
          <text:p text:style-name="P63">Water stage – find eye orbs, open boss door, beat boss, acquire power, return to central hub.</text:p>
        </text:list-item>
        <text:list-item>
          <text:p text:style-name="P64">Air stage – find eye orbs, open boss door, beat boss, acquire power, return to central hub.</text:p>
        </text:list-item>
        <text:list-item>
          <text:p text:style-name="P65">Central Hub – scene going back to lab.</text:p>
        </text:list-item>
        <text:list-item>
          <text:p text:style-name="P66">Lab – confront professor in his boss form. <text:s/>Defeat professor. <text:s/>Ending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E74B5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Dionisio</meta:initial-creator>
    <dc:creator>David Dionisio</dc:creator>
    <meta:creation-date>2014-06-16T05:12:00Z</meta:creation-date>
    <dc:date>2014-07-25T03:53:00Z</dc:date>
    <meta:print-date>2014-06-16T04:54:00Z</meta:print-date>
    <meta:template xlink:href="Normal.dotm" xlink:type="simple"/>
    <meta:editing-cycles>29</meta:editing-cycles>
    <meta:editing-duration>PT88260S</meta:editing-duration>
    <meta:document-statistic meta:page-count="5" meta:paragraph-count="13" meta:word-count="1017" meta:character-count="6801" meta:row-count="48" meta:non-whitespace-character-count="5797"/>
  </office:meta>
</office:document-meta>
</file>